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48.3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56.04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og ID</text:p>
          </table:table-cell>
          <table:table-cell office:value-type="string" calcext:value-type="string">
            <text:p>AASE HD</text:p>
          </table:table-cell>
          <table:table-cell office:value-type="string" calcext:value-type="string">
            <text:p>YOLO HD</text:p>
          </table:table-cell>
          <table:table-cell office:value-type="string" calcext:value-type="string">
            <text:p>Length GT</text:p>
          </table:table-cell>
          <table:table-cell office:value-type="string" calcext:value-type="string">
            <text:p>AASE DELTA</text:p>
          </table:table-cell>
          <table:table-cell office:value-type="string" calcext:value-type="string">
            <text:p>YOLO DELTA</text:p>
          </table:table-cell>
        </table:table-row>
        <table:table-row table:style-name="ro1">
          <table:table-cell office:value-type="string" calcext:value-type="string">
            <text:p>train1/1d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1/64c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train1/70d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1/84c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1/b1c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train2/10b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f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rain2/85b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train2/577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2/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2/88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in2/ae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2/eb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train2/fa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rain2/fb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rain3/02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train3/08a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3/9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3/5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3/74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train4/2d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val/7d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22])" office:value-type="float" office:value="370" calcext:value-type="float">
            <text:p>370</text:p>
          </table:table-cell>
          <table:table-cell table:formula="of:=SUM([.C2:.C22])" office:value-type="float" office:value="449" calcext:value-type="float">
            <text:p>449</text:p>
          </table:table-cell>
          <table:table-cell table:formula="of:=SUM([.D2:.D22])-42" office:value-type="float" office:value="3720" calcext:value-type="float">
            <text:p>3720</text:p>
          </table:table-cell>
          <table:table-cell table:formula="of:=SUM([.E2:.E22])" office:value-type="float" office:value="576" calcext:value-type="float">
            <text:p>576</text:p>
          </table:table-cell>
          <table:table-cell table:formula="of:=SUM([.F2:.F22])" office:value-type="float" office:value="509" calcext:value-type="float">
            <text:p>50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2" table:formula="of:=(1-([.B23]/[.D23]))*100" office:value-type="float" office:value="90.0537634408602" calcext:value-type="float">
            <text:p>90.0537634408602</text:p>
          </table:table-cell>
          <table:table-cell table:formula="of:=(1-([.C23]/[.D23]))*100" office:value-type="float" office:value="87.9301075268817" calcext:value-type="float">
            <text:p>87.9301075268817</text:p>
          </table:table-cell>
          <table:table-cell/>
          <table:table-cell table:formula="of:=[.E23]/9" office:value-type="float" office:value="64" calcext:value-type="float">
            <text:p>64</text:p>
          </table:table-cell>
          <table:table-cell table:formula="of:=[.F23]/10" office:value-type="float" office:value="50.9" calcext:value-type="float">
            <text:p>5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9T02:22:02.411523040</dc:date>
    <meta:editing-duration>PT56S</meta:editing-duration>
    <meta:editing-cycles>2</meta:editing-cycles>
    <meta:generator>LibreOffice/6.0.7.3$Linux_X86_64 LibreOffice_project/00m0$Build-3</meta:generator>
    <meta:document-statistic meta:table-count="1" meta:cell-count="143" meta:object-count="0"/>
  </office:meta>
</office:document-meta>
</file>